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Segoe Print'" style:font-family-asian="'Segoe Print'" style:font-family-complex="'Segoe Print'" fo:background-color="transparent" style:use-window-font-color="true"/>
    </style:style>
    <style:style style:name="T2" style:family="text">
      <style:text-properties fo:font-size="11.00pt" fo:font-weight="normal" fo:font-family="'Segoe Print'" style:font-family-asian="'Segoe Print'" style:font-family-complex="'Segoe Print'" fo:background-color="transparent" style:use-window-font-color="true"/>
    </style:style>
    <style:style style:name="T3" style:family="text">
      <style:text-properties fo:font-size="11.00pt" fo:font-weight="normal" fo:font-family="'Segoe Print'" style:font-family-asian="'Segoe Print'" style:font-family-complex="'Segoe Print'" fo:background-color="transparent" style:use-window-font-color="true"/>
    </style:style>
    <style:style style:name="T4" style:family="text">
      <style:text-properties fo:font-size="11.00pt" fo:font-weight="normal" fo:font-family="'Segoe Print'" style:font-family-asian="'Segoe Print'" style:font-family-complex="'Segoe Print'" fo:background-color="transparent" style:use-window-font-color="true"/>
    </style:style>
    <style:style style:name="T5" style:family="text">
      <style:text-properties fo:font-size="11.00pt" fo:font-weight="normal" fo:font-family="'Segoe Print'" style:font-family-asian="'Segoe Print'" style:font-family-complex="'Segoe Print'" fo:background-color="transparent" style:use-window-font-color="true"/>
    </style:style>
    <style:style style:name="T6" style:family="text">
      <style:text-properties fo:font-size="11.00pt" fo:font-weight="normal" fo:font-family="'Segoe Print'" style:font-family-asian="'Segoe Print'" style:font-family-complex="'Segoe Print'" fo:background-color="transparent" style:use-window-font-color="true"/>
    </style:style>
    <style:style style:name="T7" style:family="text">
      <style:text-properties fo:font-size="11.00pt" fo:font-weight="normal" fo:font-family="'Segoe Print'" style:font-family-asian="'Segoe Print'" style:font-family-complex="'Segoe Print'" fo:background-color="transparent" style:use-window-font-color="true"/>
    </style:style>
    <style:style style:name="T8" style:family="text">
      <style:text-properties fo:font-size="11.00pt" fo:font-weight="normal" fo:font-family="'Segoe Print'" style:font-family-asian="'Segoe Print'" style:font-family-complex="'Segoe Print'" fo:background-color="transparent" style:use-window-font-color="true"/>
    </style:style>
    <style:style style:name="T9" style:family="text">
      <style:text-properties fo:font-size="11.00pt" fo:font-weight="normal" fo:font-family="'Segoe Print'" style:font-family-asian="'Segoe Print'" style:font-family-complex="'Segoe Print'" fo:background-color="transparent" style:use-window-font-color="true"/>
    </style:style>
    <style:style style:name="T10" style:family="text">
      <style:text-properties fo:font-size="11.00pt" fo:font-weight="normal" fo:font-family="'Segoe Print'" style:font-family-asian="'Segoe Print'" style:font-family-complex="'Segoe Print'" fo:background-color="transparent" style:use-window-font-color="true"/>
    </style:style>
    <style:style style:name="T11" style:family="text">
      <style:text-properties fo:font-size="11.00pt" fo:font-weight="normal" fo:font-family="'Segoe Print'" style:font-family-asian="'Segoe Print'" style:font-family-complex="'Segoe Print'" fo:background-color="transparent" style:use-window-font-color="true"/>
    </style:style>
    <style:style style:name="T12" style:family="text">
      <style:text-properties fo:font-size="11.00pt" fo:font-weight="normal" fo:font-family="'Segoe Print'" style:font-family-asian="'Segoe Print'" style:font-family-complex="'Segoe Print'" fo:background-color="transparent" style:use-window-font-color="true"/>
    </style:style>
    <style:style style:name="T13" style:family="text">
      <style:text-properties fo:font-size="11.00pt" fo:font-weight="normal" fo:font-family="'Segoe Print'" style:font-family-asian="'Segoe Print'" style:font-family-complex="'Segoe Print'" fo:background-color="transparent" style:use-window-font-color="true"/>
    </style:style>
    <style:style style:name="T14" style:family="text">
      <style:text-properties fo:font-size="11.00pt" fo:font-weight="normal" fo:font-family="'Courier New'" style:font-family-asian="'Courier New'" style:font-family-complex="'Courier New'" fo:background-color="transparent" style:use-window-font-color="true"/>
    </style:style>
    <style:style style:name="T15" style:family="text">
      <style:text-properties fo:font-size="11.00pt" fo:font-weight="normal" fo:font-family="'Segoe Print'" style:font-family-asian="'Segoe Print'" style:font-family-complex="'Segoe Print'" fo:background-color="transparent" style:use-window-font-color="true"/>
    </style:style>
    <style:style style:name="T16" style:family="text">
      <style:text-properties fo:font-size="11.00pt" fo:font-weight="normal" fo:font-family="'Segoe Print'" style:font-family-asian="'Segoe Print'" style:font-family-complex="'Segoe Print'" fo:background-color="transparent" style:use-window-font-color="true"/>
    </style:style>
    <style:style style:name="T17" style:family="text">
      <style:text-properties fo:font-size="11.00pt" fo:font-weight="normal" fo:font-family="'Courier New'" style:font-family-asian="'Courier New'" style:font-family-complex="'Courier New'" fo:background-color="transparent" style:use-window-font-color="true"/>
    </style:style>
    <style:style style:name="T18" style:family="text">
      <style:text-properties fo:font-size="11.00pt" fo:font-weight="normal" fo:font-family="'Segoe Print'" style:font-family-asian="'Segoe Print'" style:font-family-complex="'Segoe Print'" fo:background-color="transparent" style:use-window-font-color="true"/>
    </style:style>
    <style:style style:name="T19" style:family="text">
      <style:text-properties fo:font-size="11.00pt" fo:font-weight="normal" fo:font-family="'Segoe Print'" style:font-family-asian="'Segoe Print'" style:font-family-complex="'Segoe Print'" fo:background-color="transparent" style:use-window-font-color="true"/>
    </style:style>
    <style:style style:name="T20" style:family="text">
      <style:text-properties fo:font-size="11.00pt" fo:font-weight="normal" fo:font-family="'Segoe Print'" style:font-family-asian="'Segoe Print'" style:font-family-complex="'Segoe Print'" fo:background-color="transparent" style:use-window-font-color="true"/>
    </style:style>
    <style:style style:name="T21" style:family="text">
      <style:text-properties fo:font-size="11.00pt" fo:font-weight="normal" fo:font-family="'Segoe Print'" style:font-family-asian="'Segoe Print'" style:font-family-complex="'Segoe Print'" fo:background-color="transparent" style:use-window-font-color="true"/>
    </style:style>
    <style:style style:name="T22" style:family="text">
      <style:text-properties fo:font-size="11.00pt" fo:font-weight="normal" fo:font-family="'Segoe Print'" style:font-family-asian="'Segoe Print'" style:font-family-complex="'Segoe Print'" fo:background-color="transparent" style:use-window-font-color="true"/>
    </style:style>
    <style:style style:name="T23" style:family="text">
      <style:text-properties fo:font-size="11.00pt" fo:font-weight="normal" fo:font-family="'Segoe Print'" style:font-family-asian="'Segoe Print'" style:font-family-complex="'Segoe Print'" fo:background-color="transparent" style:use-window-font-color="true"/>
    </style:style>
    <style:style style:name="T24" style:family="text">
      <style:text-properties fo:font-size="11.00pt" fo:font-weight="normal" fo:font-family="'Segoe Print'" style:font-family-asian="'Segoe Print'" style:font-family-complex="'Segoe Print'" fo:background-color="transparent" style:use-window-font-color="true"/>
    </style:style>
    <style:style style:name="T25" style:family="text">
      <style:text-properties fo:font-size="11.00pt" fo:font-weight="normal" fo:font-family="'Segoe Print'" style:font-family-asian="'Segoe Print'" style:font-family-complex="'Segoe Print'" fo:background-color="transparent" style:use-window-font-color="true"/>
    </style:style>
    <style:style style:name="T26" style:family="text">
      <style:text-properties fo:font-size="11.00pt" fo:font-weight="normal" fo:font-family="'Segoe Print'" style:font-family-asian="'Segoe Print'" style:font-family-complex="'Segoe Print'" fo:background-color="transparent" style:use-window-font-color="true"/>
    </style:style>
    <style:style style:name="T27" style:family="text">
      <style:text-properties fo:font-size="11.00pt" fo:font-weight="normal" fo:font-family="'Courier New'" style:font-family-asian="'Courier New'" style:font-family-complex="'Courier New'" fo:background-color="transparent" style:use-window-font-color="true"/>
    </style:style>
    <style:style style:name="T28" style:family="text">
      <style:text-properties fo:font-size="11.00pt" fo:font-weight="normal" fo:font-family="'Segoe Print'" style:font-family-asian="'Segoe Print'" style:font-family-complex="'Segoe Print'" fo:background-color="transparent" style:use-window-font-color="true"/>
    </style:style>
    <style:style style:name="T29" style:family="text">
      <style:text-properties fo:font-size="11.00pt" fo:font-weight="normal" fo:font-family="'Segoe Print'" style:font-family-asian="'Segoe Print'" style:font-family-complex="'Segoe Print'" fo:background-color="transparent" style:use-window-font-color="true"/>
    </style:style>
    <style:style style:name="T30" style:family="text">
      <style:text-properties fo:font-size="11.00pt" fo:font-weight="normal" fo:font-family="'Segoe Print'" style:font-family-asian="'Segoe Print'" style:font-family-complex="'Segoe Print'" fo:background-color="transparent" style:use-window-font-color="true"/>
    </style:style>
    <style:style style:name="T31" style:family="text">
      <style:text-properties fo:font-size="11.00pt" fo:font-weight="normal" fo:font-family="'Segoe Print'" style:font-family-asian="'Segoe Print'" style:font-family-complex="'Segoe Print'" fo:background-color="transparent" style:use-window-font-color="true"/>
    </style:style>
    <style:style style:name="T32" style:family="text">
      <style:text-properties fo:font-size="11.00pt" fo:font-weight="normal" fo:font-family="'Segoe Print'" style:font-family-asian="'Segoe Print'" style:font-family-complex="'Segoe Print'" fo:background-color="transparent" style:use-window-font-color="true"/>
    </style:style>
    <style:style style:name="T33" style:family="text">
      <style:text-properties fo:font-size="11.00pt" fo:font-weight="normal" fo:font-family="'Segoe Print'" style:font-family-asian="'Segoe Print'" style:font-family-complex="'Segoe Print'" fo:background-color="transparent" style:use-window-font-color="true"/>
    </style:style>
    <style:style style:name="T34" style:family="text">
      <style:text-properties fo:font-size="11.00pt" fo:font-weight="normal" fo:font-family="'Segoe Print'" style:font-family-asian="'Segoe Print'" style:font-family-complex="'Segoe Print'" fo:background-color="transparent" style:use-window-font-color="true"/>
    </style:style>
    <style:style style:name="T35" style:family="text">
      <style:text-properties fo:font-size="11.00pt" fo:font-weight="normal" fo:font-family="'Segoe Print'" style:font-family-asian="'Segoe Print'" style:font-family-complex="'Segoe Print'" fo:background-color="transparent" style:use-window-font-color="true"/>
    </style:style>
    <style:style style:name="T36" style:family="text">
      <style:text-properties fo:font-size="11.00pt" fo:font-weight="normal" fo:font-family="'Courier New'" style:font-family-asian="'Courier New'" style:font-family-complex="'Courier New'" fo:background-color="transparent" style:use-window-font-color="true"/>
    </style:style>
    <style:style style:name="P1" style:family="paragraph">
      <style:paragraph-properties fo:line-height="100.00%" fo:text-align="left">
        <style:tab-stops>
          <style:tab-stop style:position="14.40pt"/>
          <style:tab-stop style:position="28.80pt"/>
          <style:tab-stop style:position="43.20pt"/>
          <style:tab-stop style:position="57.60pt"/>
          <style:tab-stop style:position="72.00pt"/>
          <style:tab-stop style:position="86.40pt"/>
          <style:tab-stop style:position="100.80pt"/>
          <style:tab-stop style:position="115.20pt"/>
          <style:tab-stop style:position="129.60pt"/>
          <style:tab-stop style:position="144.00pt"/>
          <style:tab-stop style:position="158.40pt"/>
          <style:tab-stop style:position="172.80pt"/>
          <style:tab-stop style:position="187.20pt"/>
          <style:tab-stop style:position="201.60pt"/>
          <style:tab-stop style:position="216.00pt"/>
          <style:tab-stop style:position="230.40pt"/>
          <style:tab-stop style:position="244.80pt"/>
          <style:tab-stop style:position="259.20pt"/>
          <style:tab-stop style:position="273.60pt"/>
          <style:tab-stop style:position="288.00pt"/>
          <style:tab-stop style:position="302.40pt"/>
          <style:tab-stop style:position="316.80pt"/>
          <style:tab-stop style:position="331.20pt"/>
          <style:tab-stop style:position="345.60pt"/>
          <style:tab-stop style:position="360.00pt"/>
          <style:tab-stop style:position="374.40pt"/>
          <style:tab-stop style:position="388.80pt"/>
          <style:tab-stop style:position="403.20pt"/>
          <style:tab-stop style:position="417.60pt"/>
          <style:tab-stop style:position="432.00pt"/>
          <style:tab-stop style:position="446.40pt"/>
          <style:tab-stop style:position="460.80pt"/>
        </style:tab-stops>
      </style:paragraph-properties>
    </style:style>
    <style:style style:name="P2" style:family="paragraph">
      <style:paragraph-properties fo:line-height="100.00%" fo:text-align="left">
        <style:tab-stops>
          <style:tab-stop style:position="19.20pt"/>
          <style:tab-stop style:position="38.40pt"/>
          <style:tab-stop style:position="57.60pt"/>
          <style:tab-stop style:position="76.80pt"/>
          <style:tab-stop style:position="96.00pt"/>
          <style:tab-stop style:position="115.20pt"/>
          <style:tab-stop style:position="134.40pt"/>
          <style:tab-stop style:position="153.60pt"/>
          <style:tab-stop style:position="172.80pt"/>
          <style:tab-stop style:position="192.00pt"/>
          <style:tab-stop style:position="211.20pt"/>
          <style:tab-stop style:position="230.40pt"/>
          <style:tab-stop style:position="249.60pt"/>
          <style:tab-stop style:position="268.80pt"/>
          <style:tab-stop style:position="288.00pt"/>
          <style:tab-stop style:position="307.20pt"/>
          <style:tab-stop style:position="326.40pt"/>
          <style:tab-stop style:position="345.60pt"/>
          <style:tab-stop style:position="364.80pt"/>
          <style:tab-stop style:position="384.00pt"/>
          <style:tab-stop style:position="403.20pt"/>
          <style:tab-stop style:position="422.40pt"/>
          <style:tab-stop style:position="441.60pt"/>
          <style:tab-stop style:position="460.80pt"/>
          <style:tab-stop style:position="480.00pt"/>
          <style:tab-stop style:position="499.20pt"/>
          <style:tab-stop style:position="518.40pt"/>
          <style:tab-stop style:position="537.60pt"/>
          <style:tab-stop style:position="556.80pt"/>
          <style:tab-stop style:position="576.00pt"/>
          <style:tab-stop style:position="595.20pt"/>
          <style:tab-stop style:position="614.40pt"/>
        </style:tab-stops>
      </style:paragraph-properties>
    </style:style>
    <style:style style:name="P3" style:family="paragraph">
      <style:paragraph-properties fo:line-height="100.00%" fo:text-align="left">
        <style:tab-stops>
          <style:tab-stop style:position="14.40pt"/>
          <style:tab-stop style:position="28.80pt"/>
          <style:tab-stop style:position="43.20pt"/>
          <style:tab-stop style:position="57.60pt"/>
          <style:tab-stop style:position="72.00pt"/>
          <style:tab-stop style:position="86.40pt"/>
          <style:tab-stop style:position="100.80pt"/>
          <style:tab-stop style:position="115.20pt"/>
          <style:tab-stop style:position="129.60pt"/>
          <style:tab-stop style:position="144.00pt"/>
          <style:tab-stop style:position="158.40pt"/>
          <style:tab-stop style:position="172.80pt"/>
          <style:tab-stop style:position="187.20pt"/>
          <style:tab-stop style:position="201.60pt"/>
          <style:tab-stop style:position="216.00pt"/>
          <style:tab-stop style:position="230.40pt"/>
          <style:tab-stop style:position="244.80pt"/>
          <style:tab-stop style:position="259.20pt"/>
          <style:tab-stop style:position="273.60pt"/>
          <style:tab-stop style:position="288.00pt"/>
          <style:tab-stop style:position="302.40pt"/>
          <style:tab-stop style:position="316.80pt"/>
          <style:tab-stop style:position="331.20pt"/>
          <style:tab-stop style:position="345.60pt"/>
          <style:tab-stop style:position="360.00pt"/>
          <style:tab-stop style:position="374.40pt"/>
          <style:tab-stop style:position="388.80pt"/>
          <style:tab-stop style:position="403.20pt"/>
          <style:tab-stop style:position="417.60pt"/>
          <style:tab-stop style:position="432.00pt"/>
          <style:tab-stop style:position="446.40pt"/>
          <style:tab-stop style:position="460.80pt"/>
        </style:tab-stops>
      </style:paragraph-properties>
    </style:style>
    <style:style style:name="P4" style:family="paragraph">
      <style:paragraph-properties fo:line-height="100.00%" fo:text-align="left">
        <style:tab-stops>
          <style:tab-stop style:position="19.20pt"/>
          <style:tab-stop style:position="38.40pt"/>
          <style:tab-stop style:position="57.60pt"/>
          <style:tab-stop style:position="76.80pt"/>
          <style:tab-stop style:position="96.00pt"/>
          <style:tab-stop style:position="115.20pt"/>
          <style:tab-stop style:position="134.40pt"/>
          <style:tab-stop style:position="153.60pt"/>
          <style:tab-stop style:position="172.80pt"/>
          <style:tab-stop style:position="192.00pt"/>
          <style:tab-stop style:position="211.20pt"/>
          <style:tab-stop style:position="230.40pt"/>
          <style:tab-stop style:position="249.60pt"/>
          <style:tab-stop style:position="268.80pt"/>
          <style:tab-stop style:position="288.00pt"/>
          <style:tab-stop style:position="307.20pt"/>
          <style:tab-stop style:position="326.40pt"/>
          <style:tab-stop style:position="345.60pt"/>
          <style:tab-stop style:position="364.80pt"/>
          <style:tab-stop style:position="384.00pt"/>
          <style:tab-stop style:position="403.20pt"/>
          <style:tab-stop style:position="422.40pt"/>
          <style:tab-stop style:position="441.60pt"/>
          <style:tab-stop style:position="460.80pt"/>
          <style:tab-stop style:position="480.00pt"/>
          <style:tab-stop style:position="499.20pt"/>
          <style:tab-stop style:position="518.40pt"/>
          <style:tab-stop style:position="537.60pt"/>
          <style:tab-stop style:position="556.80pt"/>
          <style:tab-stop style:position="576.00pt"/>
          <style:tab-stop style:position="595.20pt"/>
          <style:tab-stop style:position="614.40pt"/>
        </style:tab-stops>
      </style:paragraph-properties>
    </style:style>
    <style:style style:name="P5" style:family="paragraph">
      <style:paragraph-properties fo:line-height="100.00%" fo:text-align="left">
        <style:tab-stops>
          <style:tab-stop style:position="14.40pt"/>
          <style:tab-stop style:position="28.80pt"/>
          <style:tab-stop style:position="43.20pt"/>
          <style:tab-stop style:position="57.60pt"/>
          <style:tab-stop style:position="72.00pt"/>
          <style:tab-stop style:position="86.40pt"/>
          <style:tab-stop style:position="100.80pt"/>
          <style:tab-stop style:position="115.20pt"/>
          <style:tab-stop style:position="129.60pt"/>
          <style:tab-stop style:position="144.00pt"/>
          <style:tab-stop style:position="158.40pt"/>
          <style:tab-stop style:position="172.80pt"/>
          <style:tab-stop style:position="187.20pt"/>
          <style:tab-stop style:position="201.60pt"/>
          <style:tab-stop style:position="216.00pt"/>
          <style:tab-stop style:position="230.40pt"/>
          <style:tab-stop style:position="244.80pt"/>
          <style:tab-stop style:position="259.20pt"/>
          <style:tab-stop style:position="273.60pt"/>
          <style:tab-stop style:position="288.00pt"/>
          <style:tab-stop style:position="302.40pt"/>
          <style:tab-stop style:position="316.80pt"/>
          <style:tab-stop style:position="331.20pt"/>
          <style:tab-stop style:position="345.60pt"/>
          <style:tab-stop style:position="360.00pt"/>
          <style:tab-stop style:position="374.40pt"/>
          <style:tab-stop style:position="388.80pt"/>
          <style:tab-stop style:position="403.20pt"/>
          <style:tab-stop style:position="417.60pt"/>
          <style:tab-stop style:position="432.00pt"/>
          <style:tab-stop style:position="446.40pt"/>
          <style:tab-stop style:position="460.80pt"/>
        </style:tab-stops>
      </style:paragraph-properties>
    </style:style>
    <style:style style:name="P6" style:family="paragraph">
      <style:paragraph-properties fo:line-height="100.00%" fo:text-align="left">
        <style:tab-stops>
          <style:tab-stop style:position="19.20pt"/>
          <style:tab-stop style:position="38.40pt"/>
          <style:tab-stop style:position="57.60pt"/>
          <style:tab-stop style:position="76.80pt"/>
          <style:tab-stop style:position="96.00pt"/>
          <style:tab-stop style:position="115.20pt"/>
          <style:tab-stop style:position="134.40pt"/>
          <style:tab-stop style:position="153.60pt"/>
          <style:tab-stop style:position="172.80pt"/>
          <style:tab-stop style:position="192.00pt"/>
          <style:tab-stop style:position="211.20pt"/>
          <style:tab-stop style:position="230.40pt"/>
          <style:tab-stop style:position="249.60pt"/>
          <style:tab-stop style:position="268.80pt"/>
          <style:tab-stop style:position="288.00pt"/>
          <style:tab-stop style:position="307.20pt"/>
          <style:tab-stop style:position="326.40pt"/>
          <style:tab-stop style:position="345.60pt"/>
          <style:tab-stop style:position="364.80pt"/>
          <style:tab-stop style:position="384.00pt"/>
          <style:tab-stop style:position="403.20pt"/>
          <style:tab-stop style:position="422.40pt"/>
          <style:tab-stop style:position="441.60pt"/>
          <style:tab-stop style:position="460.80pt"/>
          <style:tab-stop style:position="480.00pt"/>
          <style:tab-stop style:position="499.20pt"/>
          <style:tab-stop style:position="518.40pt"/>
          <style:tab-stop style:position="537.60pt"/>
          <style:tab-stop style:position="556.80pt"/>
          <style:tab-stop style:position="576.00pt"/>
          <style:tab-stop style:position="595.20pt"/>
          <style:tab-stop style:position="614.40pt"/>
        </style:tab-stops>
      </style:paragraph-properties>
    </style:style>
    <style:style style:name="P7" style:family="paragraph">
      <style:paragraph-properties fo:line-height="100.00%" fo:text-align="left">
        <style:tab-stops>
          <style:tab-stop style:position="14.40pt"/>
          <style:tab-stop style:position="28.80pt"/>
          <style:tab-stop style:position="43.20pt"/>
          <style:tab-stop style:position="57.60pt"/>
          <style:tab-stop style:position="72.00pt"/>
          <style:tab-stop style:position="86.40pt"/>
          <style:tab-stop style:position="100.80pt"/>
          <style:tab-stop style:position="115.20pt"/>
          <style:tab-stop style:position="129.60pt"/>
          <style:tab-stop style:position="144.00pt"/>
          <style:tab-stop style:position="158.40pt"/>
          <style:tab-stop style:position="172.80pt"/>
          <style:tab-stop style:position="187.20pt"/>
          <style:tab-stop style:position="201.60pt"/>
          <style:tab-stop style:position="216.00pt"/>
          <style:tab-stop style:position="230.40pt"/>
          <style:tab-stop style:position="244.80pt"/>
          <style:tab-stop style:position="259.20pt"/>
          <style:tab-stop style:position="273.60pt"/>
          <style:tab-stop style:position="288.00pt"/>
          <style:tab-stop style:position="302.40pt"/>
          <style:tab-stop style:position="316.80pt"/>
          <style:tab-stop style:position="331.20pt"/>
          <style:tab-stop style:position="345.60pt"/>
          <style:tab-stop style:position="360.00pt"/>
          <style:tab-stop style:position="374.40pt"/>
          <style:tab-stop style:position="388.80pt"/>
          <style:tab-stop style:position="403.20pt"/>
          <style:tab-stop style:position="417.60pt"/>
          <style:tab-stop style:position="432.00pt"/>
          <style:tab-stop style:position="446.40pt"/>
          <style:tab-stop style:position="460.80pt"/>
        </style:tab-stops>
      </style:paragraph-properties>
    </style:style>
  </office:automatic-styles>
  <office:body>
    <office:text>
      <text:p text:style-name="P1"><text:span text:style-name="T1">88424444 Adilson</text:span></text:p>
      <text:p text:style-name="P2"><text:span text:style-name="T1">weslley primo 8406-1393 araguaia 1136 capao</text:span></text:p>
      <text:p text:style-name="P2"><text:span text:style-name="T1">terra celta a´te o ultimo gole</text:span></text:p>
      <text:p text:style-name="P3"><text:span text:style-name="T1">----------------------------------------------------------</text:span></text:p>
      <text:p text:style-name="P3"><text:span text:style-name="T1">arkada said that ancestor came beyond, there is the possibylity that we in part of the time(like future, but can be the past at the same) are those gods of they.</text:span></text:p>
      <text:p text:style-name="P3"><text:span text:style-name="T1">----------------------------------------------------------</text:span></text:p>
      <text:p text:style-name="P3"><text:span text:style-name="T1">egregore daugther<text:line-break/>diordNArus</text:span></text:p>
      <text:p text:style-name="P3"><text:span text:style-name="T1">----------------------------------------------------------</text:span></text:p>
      <text:p text:style-name="P3"><text:span text:style-name="T2">Deliver to been has networks PCS System Communications Personal Quantum. 3301 Group.</text:span><text:span text:style-name="T3"/></text:p>
      <text:p text:style-name="P3"><text:span text:style-name="T3">----------------------------------------------------------</text:span></text:p>
      <text:p text:style-name="P3"><text:span text:style-name="T3">"your starway are on the whispering wind"</text:span></text:p>
      <text:p text:style-name="P3"><text:span text:style-name="T3">----------------------------------------------------------</text:span></text:p>
      <text:p text:style-name="P3"><text:span text:style-name="T4">A light in the dark.....Forever Watching.....Forever Seeking....Forever Searching....I will be waiting.</text:span><text:span text:style-name="T5"><text:s/>~ghost</text:span></text:p>
      <text:p text:style-name="P3"><text:span text:style-name="T5">----------------------------------------------------------</text:span></text:p>
      <text:p text:style-name="P3"><text:span text:style-name="T5">aikido: "randori"</text:span></text:p>
      <text:p text:style-name="P3"><text:span text:style-name="T5">----------------------------------------------------------</text:span></text:p>
      <text:p text:style-name="P3"><text:span text:style-name="T5">cicadiana858@gmail.com</text:span></text:p>
      <text:p text:style-name="P3"><text:span text:style-name="T5">----------------------------------------------------------</text:span></text:p>
      <text:p text:style-name="P3"><text:span text:style-name="T5">virtus unita fortis agit</text:span></text:p>
      <text:p text:style-name="P3"><text:span text:style-name="T5">----------------------------------------------------------</text:span></text:p>
      <text:p text:style-name="P3"><text:span text:style-name="T5">"doing war at times we've been celebrating existance" ~Narus</text:span></text:p>
      <text:p text:style-name="P3"><text:span text:style-name="T5">----------------------------------------------------------</text:span></text:p>
      <text:p text:style-name="P3"><text:span text:style-name="T6">perhaps can be a joy to our inner gods to play like a child</text:span></text:p>
      <text:p text:style-name="P3"><text:span text:style-name="T7">----------------------------------------------------------</text:span><text:span text:style-name="T8"/></text:p>
      <text:p text:style-name="P3"><text:span text:style-name="T8">perhaps can be a joy to our inner gods to play like a child</text:span></text:p>
      <text:p text:style-name="P3"><text:span text:style-name="T9">----------------------------------------------------------</text:span><text:span text:style-name="T10"/></text:p>
      <text:p text:style-name="P3"><text:span text:style-name="T11">we need to know what we need to overcome,<text:line-break/>since we do that, it becames a mater of figuring how</text:span><text:span text:style-name="T12"/></text:p>
      <text:p text:style-name="P3"><text:span text:style-name="T13">----------------------------------------------------------</text:span><text:span text:style-name="T14"/></text:p>
      <text:p text:style-name="P4"><text:span text:style-name="T15">os gostos nos conectam<text:line-break/>wires</text:span></text:p>
      <text:p text:style-name="P5"><text:span text:style-name="T15">a vida sarcástica de alguém</text:span></text:p>
      <text:p text:style-name="P5"><text:span text:style-name="T15">"prime infinitum"</text:span></text:p>
      <text:p text:style-name="P5"><text:span text:style-name="T15">first infinitum,"overcoming human values"</text:span></text:p>
      <text:p text:style-name="P5"><text:span text:style-name="T15">----------------------------------------------------------</text:span></text:p>
      <text:p text:style-name="P5"><text:span text:style-name="T15">road house</text:span></text:p>
      <text:p text:style-name="P5"><text:span text:style-name="T15">oh, why real is so unfeel, just past by, present have no time</text:span></text:p>
      <text:p text:style-name="P5"><text:span text:style-name="T15">----------------------------------------------------------</text:span></text:p>
      <text:p text:style-name="P5"><text:span text:style-name="T15">motivos=determinismo</text:span></text:p>
      <text:p text:style-name="P5"><text:span text:style-name="T15">----------------------------------------------------------</text:span></text:p>
      <text:p text:style-name="P5"><text:span text:style-name="T15">"3301 strength"</text:span></text:p>
      <text:p text:style-name="P5"><text:span text:style-name="T15">"know thyself motto"</text:span></text:p>
      <text:p text:style-name="P5"><text:span text:style-name="T15">"thyself=circle=Pi</text:span></text:p>
      <text:p text:style-name="P5"><text:span text:style-name="T16">π</text:span></text:p>
      <text:p text:style-name="P5"><text:span text:style-name="T16">"self circumference epiphany"</text:span><text:span text:style-name="T17"/></text:p>
      <text:p text:style-name="P5"><text:span text:style-name="T18">----------------------------------------------------------</text:span><text:span text:style-name="T19"/></text:p>
      <text:p text:style-name="P5"><text:span text:style-name="T20">Γνῶθι Σεαυτόν <text:line-break/>gn</text:span><text:span text:style-name="T21">ōthi seauton<text:line-break/></text:span><text:span text:style-name="T22">know thyself<text:line-break/>conhece-te a ti mesmo</text:span></text:p>
      <text:p text:style-name="P5"><text:span text:style-name="T22">----------------------------------------------------------</text:span></text:p>
      <text:p text:style-name="P5"><text:span text:style-name="T23">97 37 59 23 73 79</text:span><text:span text:style-name="T24"/></text:p>
      <text:p text:style-name="P5"><text:span text:style-name="T24">----------------------------------------------------------</text:span></text:p>
      <text:p text:style-name="P6"><text:span text:style-name="T24">se não existia, passou a existir</text:span></text:p>
      <text:p text:style-name="P7"><text:span text:style-name="T24">#LaughingCoffin</text:span></text:p>
      <text:p text:style-name="P7"><text:span text:style-name="T24">----------------------------------------------------------</text:span></text:p>
      <text:p text:style-name="P7"><text:span text:style-name="T25">Demons fly around the corruption that lies in the shadow of an empty singularitie</text:span></text:p>
      <text:p text:style-name="P7"><text:span text:style-name="T26">----------------------------------------------------------</text:span><text:span text:style-name="T27"/></text:p>
      <text:p text:style-name="P7"><text:span text:style-name="T28">em julho</text:span></text:p>
      <text:p text:style-name="P7"><text:span text:style-name="T29">Έχω</text:span><text:span text:style-name="T30">=eu tenho</text:span></text:p>
      <text:p text:style-name="P7"><text:span text:style-name="T30">----------------------------------------------------------</text:span></text:p>
      <text:p text:style-name="P7"><text:span text:style-name="T30">O caos encontra ordem. A questão é questionada. A resposta, nada responde.</text:span></text:p>
      <text:p text:style-name="P7"><text:span text:style-name="T30">----------------------------------------------------------</text:span></text:p>
      <text:p text:style-name="P7"><text:span text:style-name="T30">8*2 = 16KM</text:span></text:p>
      <text:p text:style-name="P7"><text:span text:style-name="T30">2(96) = 192min</text:span></text:p>
      <text:p text:style-name="P7"><text:span text:style-name="T30">Real time = 110/120 min</text:span></text:p>
      <text:p text:style-name="P7"><text:span text:style-name="T30">----------------------------------------------------------</text:span></text:p>
      <text:p text:style-name="P7"><text:span text:style-name="T31">I see the sky under our eyes, wind under our feet</text:span></text:p>
      <text:p text:style-name="P7"><text:span text:style-name="T32">----------------------------------------------------------</text:span><text:span text:style-name="T33"/></text:p>
      <text:p text:style-name="P7"><text:span text:style-name="T34">/<text:s text:c="38"/>hindexve</text:span></text:p>
      <text:p text:style-name="P7"><text:span text:style-name="T34"/></text:p>
      <text:p text:style-name="P7"><text:span text:style-name="T34">shinigami again</text:span><text:span text:style-name="T35"/></text:p>
      <text:p text:style-name="P7"><text:span text:style-name="T3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